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470" officeooo:paragraph-rsid="001da470"/>
    </style:style>
    <style:style style:name="P2" style:family="paragraph" style:parent-style-name="Preformatted_20_Text">
      <style:text-properties officeooo:rsid="001fcc07" officeooo:paragraph-rsid="001fcc07"/>
    </style:style>
    <style:style style:name="P3" style:family="paragraph" style:parent-style-name="Preformatted_20_Text">
      <style:text-properties officeooo:rsid="0020cd8d" officeooo:paragraph-rsid="0020cd8d"/>
    </style:style>
    <style:style style:name="P4" style:family="paragraph" style:parent-style-name="Preformatted_20_Text">
      <style:text-properties officeooo:rsid="0021069d" officeooo:paragraph-rsid="0021069d"/>
    </style:style>
    <style:style style:name="P5" style:family="paragraph" style:parent-style-name="Preformatted_20_Text">
      <style:text-properties officeooo:rsid="00226b4e" officeooo:paragraph-rsid="00226b4e"/>
    </style:style>
    <style:style style:name="P6" style:family="paragraph" style:parent-style-name="Preformatted_20_Text">
      <style:text-properties officeooo:rsid="002309a7" officeooo:paragraph-rsid="002309a7"/>
    </style:style>
    <style:style style:name="P7" style:family="paragraph" style:parent-style-name="Preformatted_20_Text">
      <style:text-properties officeooo:rsid="0024e702" officeooo:paragraph-rsid="0024e702"/>
    </style:style>
    <style:style style:name="P8" style:family="paragraph" style:parent-style-name="Preformatted_20_Text">
      <style:text-properties officeooo:rsid="0024e935" officeooo:paragraph-rsid="0024e935"/>
    </style:style>
    <style:style style:name="P9" style:family="paragraph" style:parent-style-name="Preformatted_20_Text">
      <style:text-properties officeooo:rsid="0025c227" officeooo:paragraph-rsid="0025c227"/>
    </style:style>
    <style:style style:name="P10" style:family="paragraph" style:parent-style-name="Preformatted_20_Text">
      <style:text-properties officeooo:rsid="0025f828" officeooo:paragraph-rsid="0025f828"/>
    </style:style>
    <style:style style:name="P11" style:family="paragraph" style:parent-style-name="Preformatted_20_Text">
      <style:text-properties officeooo:rsid="00267fcb" officeooo:paragraph-rsid="00267fcb"/>
    </style:style>
    <style:style style:name="P12" style:family="paragraph" style:parent-style-name="Preformatted_20_Text">
      <style:text-properties officeooo:rsid="00277ed6" officeooo:paragraph-rsid="00277ed6"/>
    </style:style>
    <style:style style:name="P13" style:family="paragraph" style:parent-style-name="Preformatted_20_Text">
      <style:text-properties officeooo:rsid="0024e702" officeooo:paragraph-rsid="0024e702"/>
    </style:style>
    <style:style style:name="P14" style:family="paragraph" style:parent-style-name="Preformatted_20_Text">
      <style:text-properties officeooo:rsid="00290303" officeooo:paragraph-rsid="00290303"/>
    </style:style>
    <style:style style:name="P15" style:family="paragraph" style:parent-style-name="Preformatted_20_Text">
      <style:text-properties officeooo:rsid="002aeedb" officeooo:paragraph-rsid="002aeedb"/>
    </style:style>
    <style:style style:name="P16" style:family="paragraph" style:parent-style-name="Preformatted_20_Text">
      <style:text-properties officeooo:rsid="001f2759" officeooo:paragraph-rsid="001f2759"/>
    </style:style>
    <style:style style:name="P17" style:family="paragraph" style:parent-style-name="Preformatted_20_Text">
      <style:text-properties officeooo:rsid="002cc38a" officeooo:paragraph-rsid="002cc38a"/>
    </style:style>
    <style:style style:name="T1" style:family="text">
      <style:text-properties officeooo:rsid="00226b4e"/>
    </style:style>
    <style:style style:name="T2" style:family="text">
      <style:text-properties officeooo:rsid="0024e702"/>
    </style:style>
    <style:style style:name="T3" style:family="text">
      <style:text-properties officeooo:rsid="00292519"/>
    </style:style>
    <style:style style:name="T4" style:family="text">
      <style:text-properties officeooo:rsid="002a3b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,02,2020: </text:p>
      <text:p text:style-name="P1"/>
      <text:p text:style-name="P1"/>
      <text:p text:style-name="P2">AB4: Beim Neuladen erscheint ein Notice oben rechts, welcher dann nach einigen Sekunden wieder verschwindet.</text:p>
      <text:p text:style-name="P3">rails g migration AddFieldsToUser</text:p>
      <text:p text:style-name="P3">rails <text:a xlink:type="simple" xlink:href="db:migrate" text:style-name="Internet_20_link" text:visited-style-name="Visited_20_Internet_20_Link">db:migrate</text:a></text:p>
      <text:p text:style-name="P3">Code:</text:p>
      <text:p text:style-name="P3"><text:s text:c="4"/>add_column :users, :website, :string</text:p>
      <text:p text:style-name="P3"><text:s text:c="4"/>add_column :users, :bio, :text</text:p>
      <text:p text:style-name="P3"><text:s text:c="4"/>add_column :users, :provider, :string</text:p>
      <text:p text:style-name="P3"><text:s text:c="4"/>add_column :users, :uid, :string</text:p>
      <text:p text:style-name="P3"><text:s text:c="4"/>add_column :users, :image, :string</text:p>
      <text:p text:style-name="P4">folgende Helper werden hinzugefügt:</text:p>
      <text:p text:style-name="P4">users_path, new_user_path, edit_user_path, user_path, <text:span text:style-name="T1">users_helper</text:span></text:p>
      <text:p text:style-name="P1"/>
      <text:p text:style-name="P5">Show methode:</text:p>
      <text:p text:style-name="P5">def show</text:p>
      <text:p text:style-name="P5"><text:s text:c="2"/>@user = User.find(params[:id])</text:p>
      <text:p text:style-name="P5">end</text:p>
      <text:p text:style-name="P1"/>
      <text:p text:style-name="P6">Die GravatarId des Benutzers wird mittels der Email herausgesucht und dann auf Gravatar gesucht um das Profilbild zu finden.</text:p>
      <text:p text:style-name="P1"/>
      <text:p text:style-name="P8">1. Codeteil: definiert ein Bild welches mit der avatar_url Methode eine Bildquelle zugewiesen bekommt.</text:p>
      <text:p text:style-name="P8">2.Codeteil: Zeigt einen Button an, welcher zum bearbeiten des profils verlinkt. Dieser wird nur angezeigt wenn der Benutzer der aktuelle Benutzer ist.</text:p>
      <text:p text:style-name="P9">3. Codeteil: ist ein button, welcher den Benutzer ausloggt und die Session beendet.</text:p>
      <text:p text:style-name="P1"/>
      <text:p text:style-name="P1"/>
      <text:p text:style-name="P10">AB5:</text:p>
      <text:p text:style-name="P10">References erstellt einen Foreignkey, welcher auf das angegebene Objekt verweisst.</text:p>
      <text:p text:style-name="P10">Namen Foreignkey: Post = user_id</text:p>
      <text:p text:style-name="P10"><text:tab/><text:tab/><text:tab/>Photo = post_id</text:p>
      <text:p text:style-name="P1"/>
      <text:p text:style-name="P11">Passwort cloudinary: Sml12345!</text:p>
      <text:p text:style-name="P1"/>
      <text:p text:style-name="P12">Anpassungen user.rb: <text:s text:c="2"/>has_many :posts, dependent: :destroy</text:p>
      <text:p text:style-name="P12">Anpassungen post.rb: <text:s text:c="2"/>has_many :photos, dependent: :destroy</text:p>
      <text:p text:style-name="P1"/>
      <text:p text:style-name="P1"/>
      <text:p text:style-name="P16">Toastr:</text:p>
      <text:p text:style-name="P17">Flash:</text:p>
      <text:p text:style-name="P16">toaster ist für das Styling der flashmessages zuständig, <text:span text:style-name="T2">zusammen mit Bootstrap ober fancy. </text:span><text:span text:style-name="T4">Vorteile: Benutzer bekommt mittels Flashmessages Feedback zu seinen aktionen und kann sich dadurch leichter orientieren. Nachteile: -</text:span></text:p>
      <text:p text:style-name="P16"/>
      <text:p text:style-name="P7">Gravatar:</text:p>
      <text:p text:style-name="P7">Wird für Profilbilder verwendet. <text:span text:style-name="T3">Profilbilder werden mit einer bestimmten Email verbunden. Wenn sich nun jemand mit dieser Email anmeldet wird das verbundene Profilbild angezeigt. Nachteile: </text:span><text:span text:style-name="T4">Bei zu vielen anfragen von einem Netz blockt gravatar ab, erstanmeldung war etwas verwirrend. Vorteile: Profilbilder müssen nicht in der Datenbank abgespeichert werden.</text:span></text:p>
      <text:p text:style-name="P7"/>
      <text:p text:style-name="P14">Cloudinary: </text:p>
      <text:p text:style-name="P14">Ist ein Cloudservice, welcher und Speicherplatz für unsere Bilder zur Verfügung stellt. <text:span text:style-name="T3">Beim registrieren wird dem Benutzer ein Server zugewiesen, sowie der API-Key und das API-Secret geliefert. Die Einrichtung ist ziemlich simpel. Es muss lediglich ein neues Gem im Gemfile eingetragen werden und noch zusätzlich ein Kommando im Terminal ausgeführt werden. Nachteile: Genauer Standort der Daten ist nicht bekannt, Daten könnten vom Betreiber weiter verkauft werden, </text:span><text:soft-page-break/><text:span text:style-name="T3">während der entwicklungsphase muss zum Testen eine Internetverbindung vorhanden sein <text:line-break/>Vorteile: Einfache Installation/Einbindung, Daten müssen nicht Lokal gespeichert werden</text:span></text:p>
      <text:p text:style-name="P14"/>
      <text:p text:style-name="P15">Figaro:</text:p>
      <text:p text:style-name="P15"/>
      <text:p text:style-name="P15"/>
      <text:p text:style-name="P15">Bootstrap</text:p>
      <text:p text:style-name="P15"/>
      <text:p text:style-name="P15"/>
      <text:p text:style-name="P17">Flash-Meldung vs. Meldungen des Models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1T09:10:52.323810359</dc:date>
    <meta:editing-duration>PT1H25M19S</meta:editing-duration>
    <meta:editing-cycles>10</meta:editing-cycles>
    <meta:generator>LibreOffice/6.4.2.2$Linux_X86_64 LibreOffice_project/470efa65018866d4eccd0320fc85de07297c8d71</meta:generator>
    <meta:document-statistic meta:table-count="0" meta:image-count="0" meta:object-count="0" meta:page-count="2" meta:paragraph-count="37" meta:word-count="336" meta:character-count="2576" meta:non-whitespace-character-count="2245"/>
  </office:meta>
</office:document-meta>
</file>